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033bf1" officeooo:paragraph-rsid="00033bf1" style:font-size-asian="14pt" style:font-size-complex="16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33bf1" officeooo:paragraph-rsid="00033bf1" style:font-size-asian="12.25pt" style:font-size-complex="14pt"/>
    </style:style>
    <style:style style:name="P3" style:family="paragraph" style:parent-style-name="Standard">
      <style:text-properties fo:font-size="14pt" style:text-underline-style="none" officeooo:rsid="00033bf1" officeooo:paragraph-rsid="00033bf1" style:font-size-asian="12.25pt" style:font-size-complex="14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033bf1" officeooo:paragraph-rsid="00033bf1" style:font-size-asian="10.5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50238" officeooo:paragraph-rsid="00050238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06e85e" officeooo:paragraph-rsid="0006e85e" style:font-size-asian="10.5pt" style:font-size-complex="12pt"/>
    </style:style>
    <style:style style:name="P7" style:family="paragraph" style:parent-style-name="Standard">
      <style:text-properties style:text-position="0% 100%" fo:font-size="12pt" style:text-underline-style="solid" style:text-underline-width="auto" style:text-underline-color="font-color" officeooo:rsid="000896a1" officeooo:paragraph-rsid="000896a1" style:font-size-asian="10.5pt" style:font-size-complex="12pt"/>
    </style:style>
    <style:style style:name="P8" style:family="paragraph" style:parent-style-name="Standard">
      <style:text-properties style:text-position="0% 100%" fo:font-size="12pt" style:text-underline-style="solid" style:text-underline-width="auto" style:text-underline-color="font-color" officeooo:rsid="0009ccf3" officeooo:paragraph-rsid="0009ccf3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0238"/>
    </style:style>
    <style:style style:name="T3" style:family="text">
      <style:text-properties style:text-underline-style="none" officeooo:rsid="0006e85e"/>
    </style:style>
    <style:style style:name="T4" style:family="text">
      <style:text-properties style:text-underline-style="none" officeooo:rsid="000896a1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style:text-position="sub 58%" style:text-underline-style="none"/>
    </style:style>
    <style:style style:name="T7" style:family="text">
      <style:text-properties style:text-position="sub 58%" style:text-underline-style="none" officeooo:rsid="000896a1"/>
    </style:style>
    <style:style style:name="T8" style:family="text">
      <style:text-properties style:text-position="sub 58%" fo:font-size="14pt" style:text-underline-style="none" style:font-size-asian="12.25pt" style:font-size-complex="14pt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text-underline-style="none" officeooo:rsid="000896a1"/>
    </style:style>
    <style:style style:name="T12" style:family="text">
      <style:text-properties officeooo:rsid="0009ccf3"/>
    </style:style>
    <style:style style:name="T13" style:family="text">
      <style:text-properties fo:font-size="14pt" style:text-underline-style="none" style:font-size-asian="12.25pt" style:font-size-complex="14pt"/>
    </style:style>
    <style:style style:name="T14" style:family="text"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:<text:span text:style-name="T1"> FALL<text:tab/><text:tab/><text:tab/><text:tab/><text:tab/><text:tab/><text:tab/><text:tab/></text:span>N:<text:span text:style-name="T1"> 21804685</text:span></text:p>
      <text:p text:style-name="P1">Pr<text:span text:style-name="T12">é</text:span>nom:<text:span text:style-name="T1"> ABDOU AZIZ <text:s text:c="2"/><text:tab/><text:tab/><text:tab/><text:tab/><text:tab/><text:tab/></text:span>TD<text:span text:style-name="T1">: 03</text:span></text:p>
      <text:p text:style-name="P1"><text:span text:style-name="T1"><text:tab/><text:tab/><text:tab/><text:tab/></text:span></text:p>
      <text:p text:style-name="P1"><text:span text:style-name="T1"><text:tab/><text:tab/><text:tab/><text:tab/> <text:s text:c="2"/></text:span><text:span text:style-name="T5">DEVOIR MAISON</text:span></text:p>
      <text:p text:style-name="P2"/>
      <text:p text:style-name="P2">RÉPONSES</text:p>
      <text:p text:style-name="P3"/>
      <text:p text:style-name="P4">Exercice 0×00<text:span text:style-name="T1">: Conversions</text:span></text:p>
      <text:p text:style-name="P4"><text:span text:style-name="T1"/></text:p>
      <text:p text:style-name="P4"><text:span text:style-name="T2">0</text:span><text:span text:style-name="T1">) 10010110</text:span></text:p>
      <text:p text:style-name="P4"><text:span text:style-name="T2">1</text:span><text:span text:style-name="T1">) 11011110</text:span></text:p>
      <text:p text:style-name="P4"><text:span text:style-name="T2">2</text:span><text:span text:style-name="T1">) 11010100</text:span></text:p>
      <text:p text:style-name="P4"><text:span text:style-name="T2">3</text:span><text:span text:style-name="T1">) -26</text:span></text:p>
      <text:p text:style-name="P4"><text:span text:style-name="T2">4</text:span><text:span text:style-name="T1">) 16</text:span></text:p>
      <text:p text:style-name="P4"><text:span text:style-name="T2">5</text:span><text:span text:style-name="T1">) -</text:span><text:span text:style-name="T2">55</text:span></text:p>
      <text:p text:style-name="P4"><text:span text:style-name="T2">6</text:span><text:span text:style-name="T1">) </text:span><text:span text:style-name="T3">0 <text:s/>10000111 <text:s/>01000100010011001100110</text:span></text:p>
      <text:p text:style-name="P5"><text:span text:style-name="T1">7)</text:span><text:span text:style-name="T3"> 263,3</text:span></text:p>
      <text:p text:style-name="P5"><text:span text:style-name="T3"/></text:p>
      <text:p text:style-name="P6">Exercice 0×01<text:span text:style-name="T1">: Additions binaires signées</text:span></text:p>
      <text:p text:style-name="P6"><text:span text:style-name="T1"/></text:p>
      <text:p text:style-name="P6"><text:span text:style-name="T1">1)</text:span><text:span text:style-name="T4"> (</text:span><text:span text:style-name="T11">01000010)</text:span><text:span text:style-name="T7">2 <text:s/></text:span><text:span text:style-name="T11">= (64)</text:span><text:span text:style-name="T7">10</text:span></text:p>
      <text:p text:style-name="P6"><text:span text:style-name="T1">2) </text:span><text:span text:style-name="T4">(01001101)</text:span><text:span text:style-name="T7">2 <text:s/></text:span><text:span text:style-name="T11">= (77)</text:span><text:span text:style-name="T7">10</text:span></text:p>
      <text:p text:style-name="P6"><text:span text:style-name="T7"/></text:p>
      <text:p text:style-name="P7">Exercice 0×02<text:span text:style-name="T1">: Détection et Correction d’erreurs</text:span></text:p>
      <text:p text:style-name="P7"><text:span text:style-name="T1"/></text:p>
      <text:p text:style-name="P7"><text:span text:style-name="T1">0) C = 0101110<text:tab/>C’ = 0111101</text:span></text:p>
      <text:p text:style-name="P8"><text:span text:style-name="T1">1) dH(M, M’) = 1 <text:tab/>dH(C, C’) = 3</text:span></text:p>
      <text:p text:style-name="P8"><text:span text:style-name="T1">2) </text:span><text:span text:style-name="T13">e</text:span><text:span text:style-name="T8">d</text:span><text:span text:style-name="T1">(M, M’) <text:s/>= 0<text:tab/></text:span><text:span text:style-name="T13">e</text:span><text:span text:style-name="T8">c</text:span><text:span text:style-name="T1">(M, M’) = 0<text:tab/><text:tab/></text:span><text:span text:style-name="T13">e</text:span><text:span text:style-name="T8">d</text:span><text:span text:style-name="T1">(C, C’) = 2<text:tab/></text:span><text:span text:style-name="T13"> <text:s text:c="3"/>e</text:span><text:span text:style-name="T8">c</text:span><text:span text:style-name="T1">(C, C’) = 1</text:span></text:p>
      <text:p text:style-name="P8"><text:span text:style-name="T1">3)</text:span></text:p>
      <text:p text:style-name="P8"><text:span text:style-name="T1">4)</text:span><text:span text:style-name="T13"> </text:span></text:p>
      <text:p text:style-name="P6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07:48:31.371849262</meta:creation-date>
    <dc:date>2019-11-10T08:39:55.691625493</dc:date>
    <meta:editing-duration>PT9M3S</meta:editing-duration>
    <meta:editing-cycles>1</meta:editing-cycles>
    <meta:document-statistic meta:table-count="0" meta:image-count="0" meta:object-count="0" meta:page-count="1" meta:paragraph-count="23" meta:word-count="87" meta:character-count="480" meta:non-whitespace-character-count="377"/>
    <meta:generator>LibreOffice/6.2.7.1$Linux_X86_64 LibreOffice_project/20$Build-1</meta:generator>
  </office:meta>
</office:document-meta>
</file>